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style>
    <style:style style:name="P3" style:family="paragraph">
      <loext:graphic-properties draw:fill="none" draw:fill-color="#000000"/>
    </style:style>
    <style:style style:name="P4" style:family="paragraph">
      <loext:graphic-properties draw:fill="none"/>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gr1" style:family="graphic">
      <style:graphic-properties svg:stroke-width="0.0402in" draw:marker-start-width="0.1984in" draw:marker-end-width="0.1984in" draw:fill="none" draw:fill-color="#000000" draw:textarea-horizontal-align="justify" draw:textarea-vertical-align="middle" draw:auto-grow-height="false" fo:min-height="6.9909in" fo:min-width="3.3736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in" draw:marker-start-width="0.2874in" draw:marker-end-width="0.2874in" draw:fill="none" draw:textarea-horizontal-align="justify" draw:textarea-vertical-align="middle" draw:auto-grow-height="false" fo:min-height="1.802in" fo:min-width="7.198in" fo:padding-top="0.0484in" fo:padding-bottom="0.0484in" fo:padding-left="0.0484in" fo:padding-right="0.0484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80d0524a-7fff-a9c6-4b03-01d6d5fa6e25"/>const express=require("express");</text:p>
      <text:p text:style-name="P1">const request=require("request");</text:p>
      <text:p text:style-name="P1">const NodeRSA=require("node-rsa");</text:p>
      <text:p text:style-name="P1">const crypto=require("crypto");</text:p>
      <text:p text:style-name="P1">const blocks=require("./blocks.js")</text:p>
      <text:p text:style-name="Text_20_body"/>
      <text:p text:style-name="P1">let curBlock=blocks.makeTestBlock();</text:p>
      <text:p text:style-name="Text_20_body"/>
      <text:p text:style-name="P1">const internal=express();</text:p>
      <text:p text:style-name="P1">const external=express();</text:p>
      <text:p text:style-name="Text_20_body"/>
      <text:p text:style-name="P1">let keys=new NodeRSA({b: 512})</text:p>
      <text:p text:style-name="P1">const fingerprint=crypto.createHash("sha256").update(keys.exportKey("public")).digest("base64")</text:p>
      <text:p text:style-name="P1">console.log("Generated public and private keys. Public key fingerprint: "+fingerprint)</text:p>
      <text:p text:style-name="Text_20_body"/>
      <text:p text:style-name="P1">/**</text:p>
      <text:p text:style-name="P1">* Emulates Java's String-&gt;hashCode to a certain degree. Will create a number that is based off of the string passed to it.</text:p>
      <text:p text:style-name="P1">* @returns Number</text:p>
      <text:p text:style-name="P1">*/</text:p>
      <text:p text:style-name="P1">function numerify(str)</text:p>
      <text:p text:style-name="P1">{</text:p>
      <text:p text:style-name="P2"><text:span text:style-name="T1">       </text:span><text:span text:style-name="T2">let num=0;</text:span></text:p>
      <text:p text:style-name="P2"><text:span text:style-name="T1">       </text:span><text:span text:style-name="T2">let buf=Buffer.from(str);</text:span></text:p>
      <text:p text:style-name="P2"><text:span text:style-name="T1">       </text:span><text:span text:style-name="T2">for(let i=0;i&lt;str.length;i++){</text:span></text:p>
      <text:p text:style-name="P2"><text:span text:style-name="T1">               </text:span><text:span text:style-name="T2">num+=buf[i]*61^i</text:span></text:p>
      <text:p text:style-name="P2"><text:span text:style-name="T1">       </text:span><text:span text:style-name="T2">}</text:span></text:p>
      <text:p text:style-name="P2"><text:span text:style-name="T1">       </text:span><text:span text:style-name="T2">return num;</text:span></text:p>
      <text:p text:style-name="P1">}</text:p>
      <text:p text:style-name="Text_20_body"/>
      <text:p text:style-name="Text_20_body"/>
      <text:p text:style-name="Text_20_body"/>
      <text:p text:style-name="Text_20_body"/>
      <text:p text:style-name="Text_20_body"/>
      <text:p text:style-name="Text_20_body"/>
      <text:p text:style-name="P1"><text:soft-page-break/>/**</text:p>
      <text:p text:style-name="P1">* For use in mining cards. Will produce a hash that is based off of the 3 key constraints in order to meet card privacy, security, and entropy requirements</text:p>
      <text:p text:style-name="P1">* @param cardNonce The value to use as a nonce when calculating the card</text:p>
      <text:p text:style-name="P1">* @returns String that is base64 encoded and has the hash value of the card. Could have returned a buffer, but for simplicity everything is being base64'd.</text:p>
      <text:p text:style-name="P1"><draw:custom-shape text:anchor-type="paragraph" draw:z-index="1" draw:name="Shape1" draw:style-name="gr2" draw:text-style-name="P4" svg:width="7.198in" svg:height="1.8024in" svg:x="-0.0583in" svg:y="0.1598in"><text:p/><draw:enhanced-geometry svg:viewBox="0 0 21600 21600" draw:type="rectangle" draw:enhanced-path="M 0 0 L 21600 0 21600 21600 0 21600 0 0 Z N"/></draw:custom-shape>*/</text:p>
      <text:p text:style-name="P1">function hashCard(cardNonce)</text:p>
      <text:p text:style-name="P1">{</text:p>
      <text:p text:style-name="P2"><text:span text:style-name="T1">       </text:span><text:span text:style-name="T2">return crypto.createHash("sha512").update(fingerprint+curBlock.prevHash+cardNonce).digest().toString("base64");</text:span></text:p>
      <text:p text:style-name="P1">}</text:p>
      <text:p text:style-name="Text_20_body"/>
      <text:p text:style-name="P1">/**</text:p>
      <text:p text:style-name="P1">* Will mine until it finds a valid card.</text:p>
      <text:p text:style-name="P1">* @returns Object with keys hash, salt, and cardID</text:p>
      <text:p text:style-name="P1">*/</text:p>
      <text:p text:style-name="P1">function drawCard()</text:p>
      <text:p text:style-name="P1">{</text:p>
      <text:p text:style-name="P2"><text:span text:style-name="T1">       </text:span><text:span text:style-name="T2">let salt=0;</text:span></text:p>
      <text:p text:style-name="P2"><text:span text:style-name="T1">       </text:span><text:span text:style-name="T2">while(!hashCard(salt).startsWith("CRD")) salt+=Math.random();//add a random number every time to make it less easy to guess the salt. Later, we'll make this crypto.randomBytes. Otherwise, it would take the same amount of time to find the card because the salt would be the lowest incremental number that works</text:span></text:p>
      <text:p text:style-name="P2"><text:span text:style-name="T1">       </text:span><text:span text:style-name="T2">return {hash:hashCard(salt),salt:salt,cardID:numerify(hashCard(salt))%52}</text:span></text:p>
      <text:p text:style-name="P1">}</text:p>
      <text:p text:style-name="Text_20_body"/>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0" draw:name="Shape2" draw:style-name="gr1" draw:text-style-name="P3" svg:width="4.7713in" svg:height="9.8858in" svg:x="-0.4646in" svg:y="-0.3165i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 For use in debugging and in programs that depend on this.</text:p>
      <text:p text:style-name="P1">* @param cardID Number between 0 and 51 that represents a card.</text:p>
      <text:p text:style-name="P1">* @returns String that is a human-readable representation of the card</text:p>
      <text:p text:style-name="P1">*/</text:p>
      <text:p text:style-name="P1">function getCardString(cardID)</text:p>
      <text:p text:style-name="P1">{</text:p>
      <text:p text:style-name="P2"><text:span text:style-name="T1">       </text:span><text:span text:style-name="T2">if(cardID&lt;0 || cardID&gt;51) throw "cardID "+cardID+" out of bounds!";</text:span></text:p>
      <text:p text:style-name="Text_20_body"/>
      <text:p text:style-name="P2"><text:span text:style-name="T1">       </text:span><text:span text:style-name="T2">let str;</text:span></text:p>
      <text:p text:style-name="P2"><text:span text:style-name="T1">       </text:span><text:span text:style-name="T2">if(cardID%13==0) str="Ace of "</text:span></text:p>
      <text:p text:style-name="P2"><text:span text:style-name="T1">       </text:span><text:span text:style-name="T2">else if(cardID%13&lt;10) str=(cardID%13)+1+" of ";</text:span></text:p>
      <text:p text:style-name="P2"><text:span text:style-name="T1">       </text:span><text:span text:style-name="T2">else if(cardID%13==10) str="Jack of "</text:span></text:p>
      <text:p text:style-name="P2"><text:span text:style-name="T1">       </text:span><text:span text:style-name="T2">else if(cardID%13==11) str="Queen of "</text:span></text:p>
      <text:p text:style-name="P2"><text:span text:style-name="T1">       </text:span><text:span text:style-name="T2">else if(cardID%13==12) str="King of "</text:span></text:p>
      <text:p text:style-name="Text_20_body"/>
      <text:p text:style-name="P2"><text:span text:style-name="T1">       </text:span><text:span text:style-name="T2">switch(Math.floor(cardID/13))</text:span></text:p>
      <text:p text:style-name="P2"><text:span text:style-name="T1">       </text:span><text:span text:style-name="T2">{</text:span></text:p>
      <text:p text:style-name="P2"><text:span text:style-name="T1">               </text:span><text:span text:style-name="T2">case 0:</text:span></text:p>
      <text:p text:style-name="P2"><text:span text:style-name="T1">                       </text:span><text:span text:style-name="T2">str+="Spades"</text:span></text:p>
      <text:p text:style-name="P2"><text:span text:style-name="T1">                       </text:span><text:span text:style-name="T2">break;</text:span></text:p>
      <text:p text:style-name="P2"><text:span text:style-name="T1">               </text:span><text:span text:style-name="T2">case 1:</text:span></text:p>
      <text:p text:style-name="P2"><text:span text:style-name="T1">                       </text:span><text:span text:style-name="T2">str+="Clovers"</text:span></text:p>
      <text:p text:style-name="P2"><text:span text:style-name="T1">                       </text:span><text:span text:style-name="T2">break;</text:span></text:p>
      <text:p text:style-name="P2"><text:span text:style-name="T1">               </text:span><text:span text:style-name="T2">case 2:</text:span></text:p>
      <text:p text:style-name="P2"><text:span text:style-name="T1">                       </text:span><text:span text:style-name="T2">str+="Hearts"</text:span></text:p>
      <text:p text:style-name="P2"><text:span text:style-name="T1">                       </text:span><text:span text:style-name="T2">break;</text:span></text:p>
      <text:p text:style-name="P2"><text:span text:style-name="T1">               </text:span><text:span text:style-name="T2">case 3:</text:span></text:p>
      <text:p text:style-name="P2"><text:span text:style-name="T1">                       </text:span><text:span text:style-name="T2">str+="Diamonds"</text:span></text:p>
      <text:p text:style-name="P2"><text:span text:style-name="T1">                       </text:span><text:span text:style-name="T2">break;</text:span></text:p>
      <text:p text:style-name="P2"><text:span text:style-name="T1">               </text:span><text:span text:style-name="T2">default:</text:span></text:p>
      <text:p text:style-name="P2"><text:span text:style-name="T1">                       </text:span><text:span text:style-name="T2">throw "cardID "+cardID+" above bounds, something is wrong"</text:span></text:p>
      <text:p text:style-name="P2"><text:span text:style-name="T1">                       </text:span><text:span text:style-name="T2">break;</text:span></text:p>
      <text:p text:style-name="P2"><text:span text:style-name="T1">       </text:span><text:span text:style-name="T2">}</text:span></text:p>
      <text:p text:style-name="P2"><text:span text:style-name="T1">       </text:span><text:span text:style-name="T2">return str;</text:span></text:p>
      <text:p text:style-name="P1">}</text:p>
      <text:p text:style-name="Text_20_body"><text:soft-page-break/></text:p>
      <text:p text:style-name="P1">let card=drawCard()</text:p>
      <text:p text:style-name="Text_20_body"/>
      <text:p text:style-name="P1">console.log("Drew card "+getCardString(card.cardID)+" with hash: "+card.hash+" and salt: "+card.salt)</text:p>
      <text:p text:style-name="Text_20_body"><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22:35:22.715058798</meta:creation-date>
    <dc:date>2019-04-04T22:38:29.347265418</dc:date>
    <meta:editing-duration>PT3M6S</meta:editing-duration>
    <meta:editing-cycles>1</meta:editing-cycles>
    <meta:document-statistic meta:table-count="0" meta:image-count="0" meta:object-count="0" meta:page-count="4" meta:paragraph-count="80" meta:word-count="341" meta:character-count="3056" meta:non-whitespace-character-count="2332"/>
    <meta:generator>LibreOffice/5.2.7.2$Linux_X86_64 LibreOffice_project/20m0$Build-2</meta:generator>
  </office:meta>
</office:document-meta>
</file>